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929in"/>
    </style:style>
    <style:style style:name="ro1" style:family="table-row">
      <style:table-row-properties style:row-height="1.648in" fo:break-before="auto" style:use-optimal-row-height="fals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color="#ccccc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99">
      <style:table-cell-properties fo:background-color="#ff3333"/>
      <style:map style:condition="is-true-formula([.K6]=[.L6])" style:apply-style-name="Success" style:base-cell-address="Sheet1.M6"/>
    </style:style>
    <style:style style:name="ce7" style:family="table-cell" style:parent-style-name="Default" style:data-style-name="N99">
      <style:table-cell-properties fo:background-color="#ff3333"/>
      <style:map style:condition="is-true-formula([.K7]=[.L7])" style:apply-style-name="Success" style:base-cell-address="Sheet1.M7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Linked list in a spreadsheet</text:p>
            <text:p/>
            <text:p>Add cons cells to the “Cons cells” section,</text:p>
            <text:p>then call functions on the resulting lists by</text:p>
            <text:p>Putting variable names in the “Methods” section.</text:p>
            <text:p/>
            <text:p>Do not edit greyed-text cells.</text:p>
          </table:table-cell>
          <table:covered-table-cell table:style-name="Default"/>
          <table:covered-table-cell table:number-columns-repeated="9"/>
          <table:table-cell table:number-columns-repeated="2"/>
        </table:table-row>
        <table:table-row table:style-name="ro2" table:number-rows-repeated="2">
          <table:table-cell table:style-name="ce2"/>
          <table:table-cell table:style-name="Default"/>
          <table:table-cell table:number-columns-repeated="11"/>
        </table:table-row>
        <table:table-row table:style-name="ro2">
          <table:table-cell table:style-name="ce3" office:value-type="string" calcext:value-type="string" table:number-columns-spanned="4" table:number-rows-spanned="1">
            <text:p>Cons cells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3" office:value-type="string" calcext:value-type="string" table:number-columns-spanned="5" table:number-rows-spanned="1">
            <text:p>Methods</text:p>
          </table:table-cell>
          <table:covered-table-cell table:style-name="ce3"/>
          <table:covered-table-cell table:number-columns-repeated="3"/>
          <table:table-cell table:style-name="ce3" office:value-type="string" calcext:value-type="string" table:number-columns-spanned="2" table:number-rows-spanned="1">
            <text:p>Test</text:p>
          </table:table-cell>
          <table:covered-table-cell/>
        </table:table-row>
        <table:table-row table:style-name="ro2">
          <table:table-cell office:value-type="string" calcext:value-type="string">
            <text:p>Variable name (optional)</text:p>
          </table:table-cell>
          <table:table-cell table:style-name="Default" office:value-type="string" calcext:value-type="string">
            <text:p>Index</text:p>
          </table:table-cell>
          <table:table-cell table:style-name="ce5" office:value-type="string" calcext:value-type="string">
            <text:p>Value</text:p>
          </table:table-cell>
          <table:table-cell office:value-type="string" calcext:value-type="string">
            <text:p>Pointer</text:p>
          </table:table-cell>
          <table:table-cell table:number-columns-repeated="2"/>
          <table:table-cell office:value-type="string" calcext:value-type="string">
            <text:p>Method nam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Input variable or index</text:p>
          </table:table-cell>
          <table:table-cell office:value-type="string" calcext:value-type="string">
            <text:p>Input inde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ation</text:p>
          </table:table-cell>
          <table:table-cell office:value-type="string" calcext:value-type="string">
            <text:p>Matches?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(nothing)</text:p>
          </table:table-cell>
          <table:table-cell office:value-type="float" office:value="8" calcext:value-type="float">
            <text:p>8</text:p>
          </table:table-cell>
          <table:table-cell table:formula="of:=IF(ISNUMBER([.I6]);[.I6];LOOKUP([.I6];[.A6:.A406];[.B6:.B406]))" office:value-type="float" office:value="8" calcext:value-type="float">
            <text:p>8</text:p>
          </table:table-cell>
          <table:table-cell table:formula="of:=OFFSET([.C6];[.J6]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6"/>
        </table:table-row>
        <table:table-row table:style-name="ro2">
          <table:table-cell/>
          <table:table-cell table:formula="of:=IF([.C7]=&quot;&quot;;&quot;&quot;;[.B6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-list</text:p>
          </table:table-cell>
          <table:table-cell table:formula="of:=IF(ISNUMBER([.I7]);[.I7];LOOKUP([.I7];[.A7:.A407];[.B7:.B407]))" office:value-type="string" office:string-value="" calcext:value-type="error">
            <text:p>#N/A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/>
        </table:table-row>
        <table:table-row table:style-name="ro2">
          <table:table-cell/>
          <table:table-cell table:formula="of:=IF([.C8]=&quot;&quot;;&quot;&quot;;[.B7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IF(ISNUMBER([.I8]);[.I8];LOOKUP([.I8];[.A8:.A408];[.B8:.B408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9]=&quot;&quot;;&quot;&quot;;[.B8]+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IF(ISNUMBER([.I9]);[.I9];LOOKUP([.I9];[.A9:.A409];[.B9:.B409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rt-list</text:p>
          </table:table-cell>
          <table:table-cell table:formula="of:=IF([.C10]=&quot;&quot;;&quot;&quot;;[.B9]+1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IF(ISNUMBER([.I10]);[.I10];LOOKUP([.I10];[.A10:.A410];[.B10:.B410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1]=&quot;&quot;;&quot;&quot;;[.B1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4" calcext:value-type="float">
            <text:p>4</text:p>
          </table:table-cell>
          <table:table-cell table:number-columns-repeated="5"/>
          <table:table-cell table:formula="of:=IF(ISNUMBER([.I11]);[.I11];LOOKUP([.I11];[.A11:.A411];[.B11:.B411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2]=&quot;&quot;;&quot;&quot;;[.B11]+1)" office:value-type="float" office:value="6" calcext:value-type="float">
            <text:p>6</text:p>
          </table:table-cell>
          <table:table-cell table:formula="of:=[.C11]+2" office:value-type="float" office:value="2" calcext:value-type="float">
            <text:p>2</text:p>
          </table:table-cell>
          <table:table-cell table:formula="of:=[.B11]" office:value-type="float" office:value="5" calcext:value-type="float">
            <text:p>5</text:p>
          </table:table-cell>
          <table:table-cell table:number-columns-repeated="5"/>
          <table:table-cell table:formula="of:=IF(ISNUMBER([.I12]);[.I12];LOOKUP([.I12];[.A12:.A412];[.B12:.B412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3]=&quot;&quot;;&quot;&quot;;[.B12]+1)" office:value-type="float" office:value="7" calcext:value-type="float">
            <text:p>7</text:p>
          </table:table-cell>
          <table:table-cell table:formula="of:=[.C12]+2" office:value-type="float" office:value="4" calcext:value-type="float">
            <text:p>4</text:p>
          </table:table-cell>
          <table:table-cell table:formula="of:=[.B12]" office:value-type="float" office:value="6" calcext:value-type="float">
            <text:p>6</text:p>
          </table:table-cell>
          <table:table-cell table:number-columns-repeated="5"/>
          <table:table-cell table:formula="of:=IF(ISNUMBER([.I13]);[.I13];LOOKUP([.I13];[.A13:.A413];[.B13:.B413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4]=&quot;&quot;;&quot;&quot;;[.B13]+1)" office:value-type="float" office:value="8" calcext:value-type="float">
            <text:p>8</text:p>
          </table:table-cell>
          <table:table-cell table:formula="of:=[.C13]+2" office:value-type="float" office:value="6" calcext:value-type="float">
            <text:p>6</text:p>
          </table:table-cell>
          <table:table-cell table:formula="of:=[.B13]" office:value-type="float" office:value="7" calcext:value-type="float">
            <text:p>7</text:p>
          </table:table-cell>
          <table:table-cell table:number-columns-repeated="5"/>
          <table:table-cell table:formula="of:=IF(ISNUMBER([.I14]);[.I14];LOOKUP([.I14];[.A14:.A414];[.B14:.B414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5]=&quot;&quot;;&quot;&quot;;[.B14]+1)" office:value-type="float" office:value="9" calcext:value-type="float">
            <text:p>9</text:p>
          </table:table-cell>
          <table:table-cell table:formula="of:=[.C14]+2" office:value-type="float" office:value="8" calcext:value-type="float">
            <text:p>8</text:p>
          </table:table-cell>
          <table:table-cell table:formula="of:=[.B14]" office:value-type="float" office:value="8" calcext:value-type="float">
            <text:p>8</text:p>
          </table:table-cell>
          <table:table-cell table:number-columns-repeated="5"/>
          <table:table-cell table:formula="of:=IF(ISNUMBER([.I15]);[.I15];LOOKUP([.I15];[.A15:.A415];[.B15:.B415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6]=&quot;&quot;;&quot;&quot;;[.B15]+1)" office:value-type="float" office:value="10" calcext:value-type="float">
            <text:p>10</text:p>
          </table:table-cell>
          <table:table-cell table:formula="of:=[.C15]+2" office:value-type="float" office:value="10" calcext:value-type="float">
            <text:p>10</text:p>
          </table:table-cell>
          <table:table-cell table:formula="of:=[.B15]" office:value-type="float" office:value="9" calcext:value-type="float">
            <text:p>9</text:p>
          </table:table-cell>
          <table:table-cell table:number-columns-repeated="5"/>
          <table:table-cell table:formula="of:=IF(ISNUMBER([.I16]);[.I16];LOOKUP([.I16];[.A16:.A416];[.B16:.B416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7]=&quot;&quot;;&quot;&quot;;[.B16]+1)" office:value-type="float" office:value="11" calcext:value-type="float">
            <text:p>11</text:p>
          </table:table-cell>
          <table:table-cell table:formula="of:=[.C16]+2" office:value-type="float" office:value="12" calcext:value-type="float">
            <text:p>12</text:p>
          </table:table-cell>
          <table:table-cell table:formula="of:=[.B16]" office:value-type="float" office:value="10" calcext:value-type="float">
            <text:p>10</text:p>
          </table:table-cell>
          <table:table-cell table:number-columns-repeated="5"/>
          <table:table-cell table:formula="of:=IF(ISNUMBER([.I17]);[.I17];LOOKUP([.I17];[.A17:.A417];[.B17:.B417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18]=&quot;&quot;;&quot;&quot;;[.B17]+1)" office:value-type="float" office:value="12" calcext:value-type="float">
            <text:p>12</text:p>
          </table:table-cell>
          <table:table-cell table:formula="of:=[.C17]+2" office:value-type="float" office:value="14" calcext:value-type="float">
            <text:p>14</text:p>
          </table:table-cell>
          <table:table-cell table:formula="of:=[.B17]" office:value-type="float" office:value="11" calcext:value-type="float">
            <text:p>11</text:p>
          </table:table-cell>
          <table:table-cell table:number-columns-repeated="5"/>
          <table:table-cell table:formula="of:=IF(ISNUMBER([.I18]);[.I18];LOOKUP([.I18];[.A18:.A418];[.B18:.B418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 list</text:p>
          </table:table-cell>
          <table:table-cell table:formula="of:=IF([.C19]=&quot;&quot;;&quot;&quot;;[.B18]+1)" office:value-type="float" office:value="13" calcext:value-type="float">
            <text:p>13</text:p>
          </table:table-cell>
          <table:table-cell table:formula="of:=[.C18]+2" office:value-type="float" office:value="16" calcext:value-type="float">
            <text:p>16</text:p>
          </table:table-cell>
          <table:table-cell table:formula="of:=[.B18]" office:value-type="float" office:value="12" calcext:value-type="float">
            <text:p>12</text:p>
          </table:table-cell>
          <table:table-cell table:number-columns-repeated="5"/>
          <table:table-cell table:formula="of:=IF(ISNUMBER([.I19]);[.I19];LOOKUP([.I19];[.A19:.A419];[.B19:.B419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0]=&quot;&quot;;&quot;&quot;;[.B19]+1)">
            <text:p/>
          </table:table-cell>
          <table:table-cell table:number-columns-repeated="7"/>
          <table:table-cell table:formula="of:=IF(ISNUMBER([.I20]);[.I20];LOOKUP([.I20];[.A20:.A420];[.B20:.B420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1]=&quot;&quot;;&quot;&quot;;[.B20]+1)">
            <text:p/>
          </table:table-cell>
          <table:table-cell table:number-columns-repeated="7"/>
          <table:table-cell table:formula="of:=IF(ISNUMBER([.I21]);[.I21];LOOKUP([.I21];[.A21:.A421];[.B21:.B421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2]=&quot;&quot;;&quot;&quot;;[.B21]+1)">
            <text:p/>
          </table:table-cell>
          <table:table-cell table:number-columns-repeated="7"/>
          <table:table-cell table:formula="of:=IF(ISNUMBER([.I22]);[.I22];LOOKUP([.I22];[.A22:.A422];[.B22:.B422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3]=&quot;&quot;;&quot;&quot;;[.B22]+1)">
            <text:p/>
          </table:table-cell>
          <table:table-cell table:number-columns-repeated="7"/>
          <table:table-cell table:formula="of:=IF(ISNUMBER([.I23]);[.I23];LOOKUP([.I23];[.A23:.A423];[.B23:.B423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4]=&quot;&quot;;&quot;&quot;;[.B23]+1)">
            <text:p/>
          </table:table-cell>
          <table:table-cell table:number-columns-repeated="7"/>
          <table:table-cell table:formula="of:=IF(ISNUMBER([.I24]);[.I24];LOOKUP([.I24];[.A24:.A424];[.B24:.B424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5]=&quot;&quot;;&quot;&quot;;[.B24]+1)">
            <text:p/>
          </table:table-cell>
          <table:table-cell table:number-columns-repeated="7"/>
          <table:table-cell table:formula="of:=IF(ISNUMBER([.I25]);[.I25];LOOKUP([.I25];[.A25:.A425];[.B25:.B425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6]=&quot;&quot;;&quot;&quot;;[.B25]+1)">
            <text:p/>
          </table:table-cell>
          <table:table-cell table:number-columns-repeated="7"/>
          <table:table-cell table:formula="of:=IF(ISNUMBER([.I26]);[.I26];LOOKUP([.I26];[.A26:.A426];[.B26:.B426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7]=&quot;&quot;;&quot;&quot;;[.B26]+1)">
            <text:p/>
          </table:table-cell>
          <table:table-cell table:number-columns-repeated="7"/>
          <table:table-cell table:formula="of:=IF(ISNUMBER([.I27]);[.I27];LOOKUP([.I27];[.A27:.A427];[.B27:.B427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8]=&quot;&quot;;&quot;&quot;;[.B27]+1)">
            <text:p/>
          </table:table-cell>
          <table:table-cell table:number-columns-repeated="7"/>
          <table:table-cell table:formula="of:=IF(ISNUMBER([.I28]);[.I28];LOOKUP([.I28];[.A28:.A428];[.B28:.B428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29]=&quot;&quot;;&quot;&quot;;[.B28]+1)">
            <text:p/>
          </table:table-cell>
          <table:table-cell table:number-columns-repeated="7"/>
          <table:table-cell table:formula="of:=IF(ISNUMBER([.I29]);[.I29];LOOKUP([.I29];[.A29:.A429];[.B29:.B429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0]=&quot;&quot;;&quot;&quot;;[.B29]+1)">
            <text:p/>
          </table:table-cell>
          <table:table-cell table:number-columns-repeated="7"/>
          <table:table-cell table:formula="of:=IF(ISNUMBER([.I30]);[.I30];LOOKUP([.I30];[.A30:.A430];[.B30:.B430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1]=&quot;&quot;;&quot;&quot;;[.B30]+1)">
            <text:p/>
          </table:table-cell>
          <table:table-cell table:number-columns-repeated="7"/>
          <table:table-cell table:formula="of:=IF(ISNUMBER([.I31]);[.I31];LOOKUP([.I31];[.A31:.A431];[.B31:.B431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2]=&quot;&quot;;&quot;&quot;;[.B31]+1)">
            <text:p/>
          </table:table-cell>
          <table:table-cell table:number-columns-repeated="7"/>
          <table:table-cell table:formula="of:=IF(ISNUMBER([.I32]);[.I32];LOOKUP([.I32];[.A32:.A432];[.B32:.B432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3]=&quot;&quot;;&quot;&quot;;[.B32]+1)">
            <text:p/>
          </table:table-cell>
          <table:table-cell table:number-columns-repeated="7"/>
          <table:table-cell table:formula="of:=IF(ISNUMBER([.I33]);[.I33];LOOKUP([.I33];[.A33:.A433];[.B33:.B433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4]=&quot;&quot;;&quot;&quot;;[.B33]+1)">
            <text:p/>
          </table:table-cell>
          <table:table-cell table:number-columns-repeated="7"/>
          <table:table-cell table:formula="of:=IF(ISNUMBER([.I34]);[.I34];LOOKUP([.I34];[.A34:.A434];[.B34:.B434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5]=&quot;&quot;;&quot;&quot;;[.B34]+1)">
            <text:p/>
          </table:table-cell>
          <table:table-cell table:number-columns-repeated="7"/>
          <table:table-cell table:formula="of:=IF(ISNUMBER([.I35]);[.I35];LOOKUP([.I35];[.A35:.A435];[.B35:.B435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6]=&quot;&quot;;&quot;&quot;;[.B35]+1)">
            <text:p/>
          </table:table-cell>
          <table:table-cell table:number-columns-repeated="7"/>
          <table:table-cell table:formula="of:=IF(ISNUMBER([.I36]);[.I36];LOOKUP([.I36];[.A36:.A436];[.B36:.B436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7]=&quot;&quot;;&quot;&quot;;[.B36]+1)">
            <text:p/>
          </table:table-cell>
          <table:table-cell table:number-columns-repeated="7"/>
          <table:table-cell table:formula="of:=IF(ISNUMBER([.I37]);[.I37];LOOKUP([.I37];[.A37:.A437];[.B37:.B437]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/>
          <table:table-cell table:formula="of:=IF([.C38]=&quot;&quot;;&quot;&quot;;[.B37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39]=&quot;&quot;;&quot;&quot;;[.B38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0]=&quot;&quot;;&quot;&quot;;[.B39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1]=&quot;&quot;;&quot;&quot;;[.B40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2]=&quot;&quot;;&quot;&quot;;[.B41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3]=&quot;&quot;;&quot;&quot;;[.B42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4]=&quot;&quot;;&quot;&quot;;[.B43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5]=&quot;&quot;;&quot;&quot;;[.B44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6]=&quot;&quot;;&quot;&quot;;[.B45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7]=&quot;&quot;;&quot;&quot;;[.B46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8]=&quot;&quot;;&quot;&quot;;[.B47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49]=&quot;&quot;;&quot;&quot;;[.B48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0]=&quot;&quot;;&quot;&quot;;[.B49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1]=&quot;&quot;;&quot;&quot;;[.B50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2]=&quot;&quot;;&quot;&quot;;[.B51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3]=&quot;&quot;;&quot;&quot;;[.B52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4]=&quot;&quot;;&quot;&quot;;[.B53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5]=&quot;&quot;;&quot;&quot;;[.B54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6]=&quot;&quot;;&quot;&quot;;[.B55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7]=&quot;&quot;;&quot;&quot;;[.B56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8]=&quot;&quot;;&quot;&quot;;[.B57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59]=&quot;&quot;;&quot;&quot;;[.B58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0]=&quot;&quot;;&quot;&quot;;[.B59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1]=&quot;&quot;;&quot;&quot;;[.B60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2]=&quot;&quot;;&quot;&quot;;[.B61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3]=&quot;&quot;;&quot;&quot;;[.B62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4]=&quot;&quot;;&quot;&quot;;[.B63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5]=&quot;&quot;;&quot;&quot;;[.B64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6]=&quot;&quot;;&quot;&quot;;[.B65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7]=&quot;&quot;;&quot;&quot;;[.B66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8]=&quot;&quot;;&quot;&quot;;[.B67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69]=&quot;&quot;;&quot;&quot;;[.B68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70]=&quot;&quot;;&quot;&quot;;[.B69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71]=&quot;&quot;;&quot;&quot;;[.B70]+1)">
            <text:p/>
          </table:table-cell>
          <table:table-cell table:number-columns-repeated="11"/>
        </table:table-row>
        <table:table-row table:style-name="ro2">
          <table:table-cell/>
          <table:table-cell table:formula="of:=IF([.C72]=&quot;&quot;;&quot;&quot;;[.B71]+1)">
            <text:p/>
          </table:table-cell>
          <table:table-cell table:number-columns-repeated="11"/>
        </table:table-row>
        <table:table-row table:style-name="ro2" table:number-rows-repeated="26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Sheet1.M6:Sheet1.M6">
            <calcext:condition calcext:apply-style-name="Success" calcext:value="formula-is([.K6]=[.L6])" calcext:base-cell-address="Sheet1.M6"/>
          </calcext:conditional-format>
          <calcext:conditional-format calcext:target-range-address="Sheet1.M7:Sheet1.M7">
            <calcext:condition calcext:apply-style-name="Success" calcext:value="formula-is([.K7]=[.L7])" calcext:base-cell-address="Sheet1.M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ccess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01:12:39.319041992</meta:creation-date>
    <meta:generator>LibreOffice/4.2.5.2$Linux_X86_64 LibreOffice_project/420m0$Build-2</meta:generator>
    <dc:date>2014-07-24T01:33:24.837972045</dc:date>
    <meta:editing-duration>PT17M20S</meta:editing-duration>
    <meta:editing-cycles>3</meta:editing-cycles>
    <meta:document-statistic meta:table-count="1" meta:cell-count="151" meta:object-count="0"/>
  </office:meta>
</office:document-meta>
</file>